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1" svg:font-family="'DejaVu Serif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7.59cm" style:rel-width="100%" fo:margin-left="0cm" table:align="left"/>
    </style:style>
    <style:style style:name="Table1.A" style:family="table-column">
      <style:table-column-properties style:column-width="8.795cm" style:rel-column-width="4986*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style:vertical-align="bottom" fo:padding="0.097cm" fo:border="none"/>
    </style:style>
    <style:style style:name="Table1.A6" style:family="table-cell">
      <style:table-cell-properties style:vertical-align="middle" fo:padding="0.097cm" fo:border="none"/>
    </style:style>
    <style:style style:name="Таблица1" style:family="table">
      <style:table-properties style:width="14.923cm" fo:margin-left="1.263cm" table:align="left"/>
    </style:style>
    <style:style style:name="Таблица1.A" style:family="table-column">
      <style:table-column-properties style:column-width="1.111cm"/>
    </style:style>
    <style:style style:name="Таблица1.B" style:family="table-column">
      <style:table-column-properties style:column-width="8.89cm"/>
    </style:style>
    <style:style style:name="Таблица1.C" style:family="table-column">
      <style:table-column-properties style:column-width="4.92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4.923cm" fo:margin-left="1.263cm" table:align="left"/>
    </style:style>
    <style:style style:name="Table3.A" style:family="table-column">
      <style:table-column-properties style:column-width="1.111cm"/>
    </style:style>
    <style:style style:name="Table3.B" style:family="table-column">
      <style:table-column-properties style:column-width="8.89cm"/>
    </style:style>
    <style:style style:name="Table3.C" style:family="table-column">
      <style:table-column-properties style:column-width="4.92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style:rel-width="100%" fo:break-before="page" table:align="center"/>
    </style:style>
    <style:style style:name="Table2.A" style:family="table-column">
      <style:table-column-properties style:column-width="8.795cm" style:rel-column-width="4986*"/>
    </style:style>
    <style:style style:name="Table2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68571b" officeooo:paragraph-rsid="0068571b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6977f1" officeooo:paragraph-rsid="006977f1"/>
    </style:style>
    <style:style style:name="P4" style:family="paragraph" style:parent-style-name="Standard">
      <style:paragraph-properties fo:text-align="center" style:justify-single-word="false"/>
      <style:text-properties fo:language="ru" fo:country="RU" officeooo:rsid="00e41cd4" officeooo:paragraph-rsid="00e41cd4"/>
    </style:style>
    <style:style style:name="P5" style:family="paragraph" style:parent-style-name="Standard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6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8571b"/>
    </style:style>
    <style:style style:name="P7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977f1"/>
    </style:style>
    <style:style style:name="P8" style:family="paragraph" style:parent-style-name="Standard">
      <style:paragraph-properties fo:text-align="center" style:justify-single-word="false"/>
      <style:text-properties fo:font-size="8pt" fo:language="ru" fo:country="RU" officeooo:rsid="006977f1" officeooo:paragraph-rsid="006977f1" style:font-size-asian="8pt" style:font-size-complex="8pt"/>
    </style:style>
    <style:style style:name="P9" style:family="paragraph" style:parent-style-name="Standard">
      <style:paragraph-properties fo:margin-top="0.508cm" fo:margin-bottom="0cm" loext:contextual-spacing="false" fo:text-align="center" style:justify-single-word="false"/>
      <style:text-properties fo:language="ru" fo:country="RU" officeooo:rsid="006a4a24" officeooo:paragraph-rsid="006a4a24"/>
    </style:style>
    <style:style style:name="P10" style:family="paragraph" style:parent-style-name="Text_20_body">
      <style:paragraph-properties fo:margin-top="0.508cm" fo:margin-bottom="0cm" loext:contextual-spacing="false" fo:text-align="center" style:justify-single-word="false"/>
      <style:text-properties style:font-name="DejaVu Sans" fo:language="ru" fo:country="RU" officeooo:rsid="0068571b" officeooo:paragraph-rsid="0068571b"/>
    </style:style>
    <style:style style:name="P11" style:family="paragraph" style:parent-style-name="Text_20_body">
      <style:paragraph-properties fo:margin-top="0.508cm" fo:margin-bottom="0cm" loext:contextual-spacing="false" fo:text-align="center" style:justify-single-word="false"/>
      <style:text-properties style:font-name="DejaVu Sans" fo:language="ru" fo:country="RU" officeooo:rsid="0068571b" officeooo:paragraph-rsid="00697023"/>
    </style:style>
    <style:style style:name="P12" style:family="paragraph" style:parent-style-name="Text_20_body">
      <style:paragraph-properties fo:margin-top="0.508cm" fo:margin-bottom="0cm" loext:contextual-spacing="false" fo:text-align="center" style:justify-single-word="false"/>
      <style:text-properties style:font-name="DejaVu Sans" fo:language="ru" fo:country="RU" officeooo:rsid="0068571b" officeooo:paragraph-rsid="006c9d69"/>
    </style:style>
    <style:style style:name="P13" style:family="paragraph" style:parent-style-name="Table_20_Contents">
      <style:paragraph-properties fo:margin-top="0.508cm" fo:margin-bottom="0cm" loext:contextual-spacing="false" fo:text-align="center" style:justify-single-word="false"/>
      <style:text-properties style:font-name="DejaVu Sans" fo:font-size="12pt" fo:language="ru" fo:country="RU" officeooo:rsid="0068571b" officeooo:paragraph-rsid="006c6881" style:font-size-asian="12pt" style:font-size-complex="12pt"/>
    </style:style>
    <style:style style:name="P14" style:family="paragraph" style:parent-style-name="Table_20_Contents">
      <style:paragraph-properties fo:margin-top="0.508cm" fo:margin-bottom="0cm" loext:contextual-spacing="false" fo:text-align="center" style:justify-single-word="false"/>
      <style:text-properties style:font-name="DejaVu Sans" fo:font-size="12pt" fo:language="ru" fo:country="RU" officeooo:rsid="0068571b" officeooo:paragraph-rsid="00697023" style:font-size-asian="12pt" style:font-size-complex="12pt"/>
    </style:style>
    <style:style style:name="P15" style:family="paragraph" style:parent-style-name="Table_20_Contents">
      <style:paragraph-properties fo:margin-top="0.508cm" fo:margin-bottom="0cm" loext:contextual-spacing="false"/>
      <style:text-properties fo:language="ru" fo:country="RU"/>
    </style:style>
    <style:style style:name="P16" style:family="paragraph" style:parent-style-name="Table_20_Contents">
      <style:paragraph-properties fo:margin-top="0.508cm" fo:margin-bottom="0cm" loext:contextual-spacing="false" fo:text-align="center" style:justify-single-word="false"/>
      <style:text-properties fo:language="ru" fo:country="RU" officeooo:rsid="006a4a24" officeooo:paragraph-rsid="006a4a24"/>
    </style:style>
    <style:style style:name="P17" style:family="paragraph" style:parent-style-name="Text_20_body">
      <style:text-properties fo:language="ru" fo:country="RU" officeooo:rsid="0023e02e" officeooo:paragraph-rsid="0023e02e"/>
    </style:style>
    <style:style style:name="P18" style:family="paragraph" style:parent-style-name="Text_20_body">
      <style:text-properties fo:language="ru" fo:country="RU" officeooo:rsid="002bc252" officeooo:paragraph-rsid="002bc252"/>
    </style:style>
    <style:style style:name="P19" style:family="paragraph" style:parent-style-name="Quotations">
      <style:paragraph-properties fo:margin-left="0cm" fo:margin-right="1cm" fo:text-indent="0cm" style:auto-text-indent="false"/>
      <style:text-properties fo:language="ru" fo:country="RU"/>
    </style:style>
    <style:style style:name="P20" style:family="paragraph" style:parent-style-name="Table_20_Contents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21" style:family="paragraph" style:parent-style-name="Table_20_Contents">
      <style:paragraph-properties fo:text-align="center" style:justify-single-word="false"/>
      <style:text-properties style:font-name="DejaVu Sans" fo:font-size="8pt" fo:language="ru" fo:country="RU" officeooo:rsid="0068571b" officeooo:paragraph-rsid="0068571b" style:font-size-asian="8pt" style:font-size-complex="8pt"/>
    </style:style>
    <style:style style:name="P22" style:family="paragraph" style:parent-style-name="Table_20_Contents">
      <style:text-properties fo:language="ru" fo:country="RU"/>
    </style:style>
    <style:style style:name="P23" style:family="paragraph" style:parent-style-name="Table_20_Contents">
      <style:text-properties fo:language="ru" fo:country="RU" officeooo:rsid="00154200" officeooo:paragraph-rsid="00154200"/>
    </style:style>
    <style:style style:name="P24" style:family="paragraph" style:parent-style-name="Table_20_Contents">
      <style:paragraph-properties fo:text-align="center" style:justify-single-word="false"/>
      <style:text-properties fo:language="ru" fo:country="RU" officeooo:rsid="006a4a24" officeooo:paragraph-rsid="006a4a24"/>
    </style:style>
    <style:style style:name="P25" style:family="paragraph" style:parent-style-name="Table_20_Contents">
      <style:paragraph-properties fo:text-align="center" style:justify-single-word="false"/>
      <style:text-properties fo:font-size="7pt" fo:language="ru" fo:country="RU" officeooo:rsid="006a4a24" officeooo:paragraph-rsid="006a4a24" style:font-size-asian="7pt" style:font-size-complex="7pt"/>
    </style:style>
    <style:style style:name="P26" style:family="paragraph" style:parent-style-name="Table_20_Contents">
      <style:paragraph-properties fo:text-align="center" style:justify-single-word="false"/>
      <style:text-properties fo:font-size="8pt" fo:language="ru" fo:country="RU" officeooo:rsid="006a4a24" officeooo:paragraph-rsid="006a4a24" style:font-size-asian="8pt" style:font-size-complex="8pt"/>
    </style:style>
    <style:style style:name="P27" style:family="paragraph" style:parent-style-name="GOST_20_Main_20_Body">
      <style:text-properties fo:language="ru" fo:country="RU"/>
    </style:style>
    <style:style style:name="P28" style:family="paragraph" style:parent-style-name="GOST_20_Main_20_Body">
      <style:paragraph-properties fo:line-height="115%" fo:text-align="justify" style:justify-single-word="false"/>
      <style:text-properties fo:language="ru" fo:country="RU" officeooo:rsid="005a0d11" officeooo:paragraph-rsid="005a0d11"/>
    </style:style>
    <style:style style:name="P29" style:family="paragraph" style:parent-style-name="GOST_20_Main_20_Body">
      <style:text-properties fo:language="ru" fo:country="RU" officeooo:rsid="0052f44b" officeooo:paragraph-rsid="006d705c"/>
    </style:style>
    <style:style style:name="P30" style:family="paragraph" style:parent-style-name="Standard">
      <style:paragraph-properties fo:text-align="center" style:justify-single-word="false"/>
      <style:text-properties style:text-line-through-style="none" style:text-line-through-type="none" fo:language="ru" fo:country="RU" officeooo:rsid="00e4e8d7" officeooo:paragraph-rsid="00e1cec5"/>
    </style:style>
    <style:style style:name="P31" style:family="paragraph" style:parent-style-name="Text_20_body" style:list-style-name="GOST_20_TR_20_bullets">
      <style:text-properties fo:language="ru" fo:country="RU" officeooo:rsid="0023e02e" officeooo:paragraph-rsid="0023e02e"/>
    </style:style>
    <style:style style:name="P32" style:family="paragraph" style:parent-style-name="Text_20_body" style:list-style-name="GOST_20_TR_20_bullets">
      <style:text-properties fo:language="ru" fo:country="RU" officeooo:rsid="0086f557" officeooo:paragraph-rsid="00dc38d6"/>
    </style:style>
    <style:style style:name="P33" style:family="paragraph" style:parent-style-name="Text_20_body" style:list-style-name="GOST_20_TR_20_bullets">
      <style:text-properties fo:language="ru" fo:country="RU" officeooo:rsid="002bc252" officeooo:paragraph-rsid="0098c3dd"/>
    </style:style>
    <style:style style:name="P34" style:family="paragraph" style:parent-style-name="Text_20_body" style:list-style-name="GOST_20_TR_20_bullets">
      <style:text-properties fo:language="ru" fo:country="RU" officeooo:rsid="00bd132f" officeooo:paragraph-rsid="0098c3dd"/>
    </style:style>
    <style:style style:name="P35" style:family="paragraph" style:parent-style-name="Text_20_body" style:list-style-name="GOST_20_TR_20_bullets">
      <style:text-properties fo:font-variant="normal" fo:text-transform="none" fo:color="#000000" style:font-name="DejaVu Serif1" fo:font-size="12pt" fo:letter-spacing="normal" fo:language="ru" fo:country="RU" fo:font-style="normal" fo:font-weight="normal" officeooo:rsid="002bc252" officeooo:paragraph-rsid="0098c3dd" style:font-size-asian="12pt" style:font-size-complex="12pt"/>
    </style:style>
    <style:style style:name="P36" style:family="paragraph" style:parent-style-name="GOST_20_Main_20_Body" style:list-style-name="GOST_20_TR_20_main_20_body"/>
    <style:style style:name="P37" style:family="paragraph" style:parent-style-name="GOST_20_Main_20_Body" style:list-style-name="GOST_20_TR_20_main_20_body">
      <style:text-properties officeooo:paragraph-rsid="00b73211"/>
    </style:style>
    <style:style style:name="P38" style:family="paragraph" style:parent-style-name="GOST_20_Main_20_Body" style:list-style-name="GOST_20_TR_20_main_20_body">
      <style:text-properties officeooo:paragraph-rsid="00b13c82"/>
    </style:style>
    <style:style style:name="P39" style:family="paragraph" style:parent-style-name="GOST_20_Main_20_Body" style:list-style-name="GOST_20_TR_20_main_20_body">
      <style:text-properties fo:language="ru" fo:country="RU"/>
    </style:style>
    <style:style style:name="P40" style:family="paragraph" style:parent-style-name="GOST_20_Main_20_Body" style:list-style-name="GOST_20_TR_20_main_20_body">
      <style:text-properties fo:language="ru" fo:country="RU" officeooo:paragraph-rsid="00cd3180"/>
    </style:style>
    <style:style style:name="P41" style:family="paragraph" style:parent-style-name="GOST_20_Main_20_Body" style:list-style-name="GOST_20_TR_20_bullets">
      <style:text-properties fo:language="ru" fo:country="RU"/>
    </style:style>
    <style:style style:name="P42" style:family="paragraph" style:parent-style-name="GOST_20_Main_20_Body" style:list-style-name="GOST_20_TR_20_bullets">
      <style:text-properties fo:language="ru" fo:country="RU" officeooo:paragraph-rsid="00cc21f5"/>
    </style:style>
    <style:style style:name="P43" style:family="paragraph" style:parent-style-name="GOST_20_Main_20_Body" style:list-style-name="GOST_20_TR_20_bullets">
      <style:text-properties fo:language="ru" fo:country="RU" officeooo:paragraph-rsid="009cd458"/>
    </style:style>
    <style:style style:name="P44" style:family="paragraph" style:parent-style-name="GOST_20_Main_20_Body" style:list-style-name="GOST_20_TR_20_main_20_body">
      <style:text-properties fo:language="ru" fo:country="RU" officeooo:rsid="005ac86b" officeooo:paragraph-rsid="005ac86b"/>
    </style:style>
    <style:style style:name="P45" style:family="paragraph" style:parent-style-name="GOST_20_Main_20_Body" style:list-style-name="GOST_20_TR_20_main_20_body">
      <style:text-properties fo:language="ru" fo:country="RU" officeooo:rsid="005a0d11" officeooo:paragraph-rsid="005a0d11"/>
    </style:style>
    <style:style style:name="P46" style:family="paragraph" style:parent-style-name="GOST_20_Main_20_Body" style:list-style-name="GOST_20_TR_20_main_20_body">
      <style:text-properties fo:language="ru" fo:country="RU" officeooo:rsid="00acf87e" officeooo:paragraph-rsid="00acf87e"/>
    </style:style>
    <style:style style:name="P47" style:family="paragraph" style:parent-style-name="GOST_20_Main_20_Body" style:list-style-name="GOST_20_TR_20_main_20_body">
      <style:text-properties fo:language="ru" fo:country="RU" officeooo:rsid="005e33de" officeooo:paragraph-rsid="005e33de"/>
    </style:style>
    <style:style style:name="P48" style:family="paragraph" style:parent-style-name="GOST_20_Main_20_Body" style:list-style-name="GOST_20_TR_20_main_20_body">
      <style:text-properties fo:language="ru" fo:country="RU" officeooo:rsid="005f421d" officeooo:paragraph-rsid="005f421d"/>
    </style:style>
    <style:style style:name="P49" style:family="paragraph" style:parent-style-name="GOST_20_Main_20_Body" style:list-style-name="GOST_20_TR_20_main_20_body">
      <style:text-properties fo:language="ru" fo:country="RU" officeooo:rsid="006104f7" officeooo:paragraph-rsid="006104f7"/>
    </style:style>
    <style:style style:name="P50" style:family="paragraph" style:parent-style-name="GOST_20_Main_20_Body" style:list-style-name="GOST_20_TR_20_main_20_body">
      <style:text-properties fo:language="ru" fo:country="RU" officeooo:rsid="00b2e900" officeooo:paragraph-rsid="00b73211"/>
    </style:style>
    <style:style style:name="P51" style:family="paragraph" style:parent-style-name="GOST_20_Main_20_Body" style:list-style-name="GOST_20_TR_20_main_20_body">
      <style:text-properties fo:language="ru" fo:country="RU" officeooo:rsid="00e6e3a0" officeooo:paragraph-rsid="00e6e3a0"/>
    </style:style>
    <style:style style:name="P52" style:family="paragraph" style:parent-style-name="GOST_20_Main_20_Body" style:list-style-name="GOST_20_TR_20_main_20_body">
      <style:text-properties fo:language="ru" fo:country="RU" officeooo:rsid="004ded58" officeooo:paragraph-rsid="004ded58"/>
    </style:style>
    <style:style style:name="P53" style:family="paragraph" style:parent-style-name="GOST_20_Main_20_Body" style:list-style-name="GOST_20_TR_20_main_20_body">
      <style:text-properties fo:language="ru" fo:country="RU" officeooo:rsid="006eb9dc" officeooo:paragraph-rsid="006eb9dc"/>
    </style:style>
    <style:style style:name="P54" style:family="paragraph" style:parent-style-name="GOST_20_Main_20_Body" style:list-style-name="GOST_20_TR_20_main_20_body">
      <style:text-properties fo:language="ru" fo:country="RU" officeooo:rsid="0070a62c" officeooo:paragraph-rsid="0070a62c"/>
    </style:style>
    <style:style style:name="P55" style:family="paragraph" style:parent-style-name="GOST_20_Main_20_Body" style:list-style-name="GOST_20_TR_20_main_20_body">
      <style:text-properties fo:language="ru" fo:country="RU" officeooo:rsid="0072d0a4" officeooo:paragraph-rsid="0072d0a4"/>
    </style:style>
    <style:style style:name="P56" style:family="paragraph" style:parent-style-name="GOST_20_Main_20_Body" style:list-style-name="GOST_20_TR_20_main_20_body">
      <style:text-properties fo:language="ru" fo:country="RU" officeooo:rsid="0052f44b" officeooo:paragraph-rsid="00b7c101"/>
    </style:style>
    <style:style style:name="P57" style:family="paragraph" style:parent-style-name="GOST_20_Main_20_Body" style:list-style-name="GOST_20_TR_20_main_20_body">
      <style:text-properties fo:language="ru" fo:country="RU" officeooo:rsid="007496d4" officeooo:paragraph-rsid="007496d4"/>
    </style:style>
    <style:style style:name="P58" style:family="paragraph" style:parent-style-name="GOST_20_Main_20_Body" style:list-style-name="GOST_20_TR_20_main_20_body">
      <style:text-properties fo:language="ru" fo:country="RU" officeooo:rsid="007dd7cd" officeooo:paragraph-rsid="007496d4"/>
    </style:style>
    <style:style style:name="P59" style:family="paragraph" style:parent-style-name="GOST_20_Main_20_Body" style:list-style-name="GOST_20_TR_20_main_20_body">
      <style:text-properties fo:language="ru" fo:country="RU" officeooo:rsid="0078cf4f" officeooo:paragraph-rsid="00790e71"/>
    </style:style>
    <style:style style:name="P60" style:family="paragraph" style:parent-style-name="GOST_20_Main_20_Body" style:list-style-name="GOST_20_TR_20_main_20_body">
      <style:text-properties fo:language="ru" fo:country="RU" officeooo:rsid="00790875" officeooo:paragraph-rsid="00790e71"/>
    </style:style>
    <style:style style:name="P61" style:family="paragraph" style:parent-style-name="GOST_20_Main_20_Body" style:list-style-name="GOST_20_TR_20_main_20_body">
      <style:text-properties fo:language="ru" fo:country="RU" officeooo:rsid="007b085e" officeooo:paragraph-rsid="007b085e"/>
    </style:style>
    <style:style style:name="P62" style:family="paragraph" style:parent-style-name="GOST_20_Main_20_Body" style:list-style-name="GOST_20_TR_20_bullets">
      <style:text-properties fo:language="ru" fo:country="RU" officeooo:rsid="007bdda6" officeooo:paragraph-rsid="007bdda6"/>
    </style:style>
    <style:style style:name="P63" style:family="paragraph" style:parent-style-name="GOST_20_Main_20_Body" style:list-style-name="GOST_20_TR_20_main_20_body">
      <style:text-properties fo:language="ru" fo:country="RU" officeooo:rsid="00804e1f" officeooo:paragraph-rsid="00804e1f"/>
    </style:style>
    <style:style style:name="P64" style:family="paragraph" style:parent-style-name="GOST_20_Main_20_Body" style:list-style-name="GOST_20_TR_20_main_20_body">
      <style:text-properties fo:language="ru" fo:country="RU" officeooo:rsid="00818dc9" officeooo:paragraph-rsid="00818dc9"/>
    </style:style>
    <style:style style:name="P65" style:family="paragraph" style:parent-style-name="GOST_20_Main_20_Body" style:list-style-name="GOST_20_TR_20_bullets">
      <style:text-properties fo:language="ru" fo:country="RU" officeooo:rsid="00818dc9" officeooo:paragraph-rsid="00818dc9"/>
    </style:style>
    <style:style style:name="P66" style:family="paragraph" style:parent-style-name="GOST_20_Main_20_Body" style:list-style-name="GOST_20_TR_20_main_20_body">
      <style:text-properties fo:language="ru" fo:country="RU" officeooo:rsid="0084ab51" officeooo:paragraph-rsid="0084ab51"/>
    </style:style>
    <style:style style:name="P67" style:family="paragraph" style:parent-style-name="GOST_20_Main_20_Body" style:list-style-name="GOST_20_TR_20_main_20_body">
      <style:text-properties fo:language="ru" fo:country="RU" officeooo:rsid="00f1762c" officeooo:paragraph-rsid="00f1762c"/>
    </style:style>
    <style:style style:name="P68" style:family="paragraph" style:parent-style-name="GOST_20_Main_20_Body" style:list-style-name="GOST_20_TR_20_bullets"/>
    <style:style style:name="P69" style:family="paragraph" style:parent-style-name="GOST_20_Main_20_Body" style:list-style-name="GOST_20_TR_20_main_20_body">
      <style:text-properties fo:font-size="12pt" fo:language="ru" fo:country="RU" style:font-size-asian="12pt" style:font-size-complex="12pt"/>
    </style:style>
    <style:style style:name="P70" style:family="paragraph" style:parent-style-name="GOST_20_Main_20_Body" style:list-style-name="GOST_20_TR_20_bullets">
      <style:text-properties fo:font-size="12pt" fo:language="ru" fo:country="RU" style:font-size-asian="12pt" style:font-size-complex="12pt"/>
    </style:style>
    <style:style style:name="P71" style:family="paragraph" style:parent-style-name="GOST_20_Main_20_Body" style:list-style-name="GOST_20_TR_20_bullets">
      <style:text-properties fo:font-size="12pt" fo:language="ru" fo:country="RU" officeooo:rsid="00d7e476" officeooo:paragraph-rsid="00d7e476" style:font-size-asian="12pt" style:font-size-complex="12pt"/>
    </style:style>
    <style:style style:name="P72" style:family="paragraph" style:parent-style-name="GOST_20_Main_20_Body" style:list-style-name="GOST_20_TR_20_bullets">
      <style:text-properties fo:font-size="12pt" fo:language="ru" fo:country="RU" officeooo:rsid="00ed07ec" officeooo:paragraph-rsid="00ed07ec" style:font-size-asian="12pt" style:font-size-complex="12pt"/>
    </style:style>
    <style:style style:name="P73" style:family="paragraph" style:parent-style-name="GOST_20_Main_20_Body" style:list-style-name="GOST_20_TR_20_bullets">
      <style:text-properties fo:font-size="12pt" fo:language="ru" fo:country="RU" officeooo:rsid="00edac32" officeooo:paragraph-rsid="00edac32" style:font-size-asian="12pt" style:font-size-complex="12pt"/>
    </style:style>
    <style:style style:name="P74" style:family="paragraph" style:parent-style-name="GOST_20_TR_20_Heading_20_1">
      <style:paragraph-properties fo:break-before="page"/>
      <style:text-properties fo:language="ru" fo:country="RU"/>
    </style:style>
    <style:style style:name="P75" style:family="paragraph" style:parent-style-name="GOST_20_TR_20_Heading_20_1" style:list-style-name="GOST_20_TR_20_main_20_body">
      <style:paragraph-properties fo:break-before="page"/>
      <style:text-properties fo:language="ru" fo:country="RU"/>
    </style:style>
    <style:style style:name="P76" style:family="paragraph" style:parent-style-name="GOST_20_TR_20_Heading_20_1" style:list-style-name="GOST_20_TR_20_main_20_body">
      <style:paragraph-properties fo:break-before="page"/>
      <style:text-properties fo:language="ru" fo:country="RU" officeooo:paragraph-rsid="009e9068"/>
    </style:style>
    <style:style style:name="P77" style:family="paragraph" style:parent-style-name="GOST_20_TR_20_Heading_20_1" style:list-style-name="GOST_20_TR_20_main_20_body">
      <style:paragraph-properties fo:break-before="page"/>
      <style:text-properties fo:language="ru" fo:country="RU" officeooo:paragraph-rsid="00bbe93d"/>
    </style:style>
    <style:style style:name="P78" style:family="paragraph" style:parent-style-name="GOST_20_TR_20_Heading_20_1" style:list-style-name="GOST_20_TR_20_main_20_body">
      <style:paragraph-properties fo:break-before="page"/>
      <style:text-properties officeooo:paragraph-rsid="00b13c82"/>
    </style:style>
    <style:style style:name="P79" style:family="paragraph" style:parent-style-name="GOST_20_TR_20_Heading_20_2" style:list-style-name="GOST_20_TR_20_main_20_body">
      <style:text-properties officeooo:paragraph-rsid="00b73211"/>
    </style:style>
    <style:style style:name="P80" style:family="paragraph" style:parent-style-name="GOST_20_TR_20_Heading_20_2">
      <style:text-properties fo:language="ru" fo:country="RU"/>
    </style:style>
    <style:style style:name="P81" style:family="paragraph" style:parent-style-name="GOST_20_TR_20_Heading_20_2" style:list-style-name="GOST_20_TR_20_main_20_body">
      <style:text-properties fo:language="ru" fo:country="RU"/>
    </style:style>
    <style:style style:name="P82" style:family="paragraph" style:parent-style-name="GOST_20_TR_20_Heading_20_2">
      <style:text-properties fo:language="ru" fo:country="RU" officeooo:paragraph-rsid="004e0081"/>
    </style:style>
    <style:style style:name="P83" style:family="paragraph" style:parent-style-name="GOST_20_TR_20_Heading_20_2" style:list-style-name="GOST_20_TR_20_main_20_body">
      <style:paragraph-properties fo:break-before="page"/>
      <style:text-properties fo:language="ru" fo:country="RU"/>
    </style:style>
    <style:style style:name="P84" style:family="paragraph" style:parent-style-name="Contents_20_Heading">
      <style:paragraph-properties fo:break-before="page"/>
    </style:style>
    <style:style style:name="P8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86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T1" style:family="text">
      <style:text-properties officeooo:rsid="00154200"/>
    </style:style>
    <style:style style:name="T2" style:family="text">
      <style:text-properties officeooo:rsid="001e4a75"/>
    </style:style>
    <style:style style:name="T3" style:family="text">
      <style:text-properties officeooo:rsid="002382a2"/>
    </style:style>
    <style:style style:name="T4" style:family="text">
      <style:text-properties officeooo:rsid="0023e02e"/>
    </style:style>
    <style:style style:name="T5" style:family="text">
      <style:text-properties style:font-name="DejaVu Serif" officeooo:rsid="0036d3e1"/>
    </style:style>
    <style:style style:name="T6" style:family="text">
      <style:text-properties style:font-name="DejaVu Serif" officeooo:rsid="00403ae0"/>
    </style:style>
    <style:style style:name="T7" style:family="text">
      <style:text-properties style:font-name="DejaVu Serif" officeooo:rsid="003f894f"/>
    </style:style>
    <style:style style:name="T8" style:family="text">
      <style:text-properties officeooo:rsid="00249154"/>
    </style:style>
    <style:style style:name="T9" style:family="text">
      <style:text-properties fo:font-variant="normal" fo:text-transform="none" fo:color="#000000" style:font-name="DejaVu Serif" fo:font-size="12pt" fo:letter-spacing="normal" fo:language="ru" fo:country="RU" fo:font-style="normal" fo:font-weight="normal" style:font-size-asian="12pt" style:font-size-complex="12pt"/>
    </style:style>
    <style:style style:name="T10" style:family="text">
      <style:text-properties fo:font-variant="normal" fo:text-transform="none" fo:color="#000000" style:font-name="DejaVu Serif" fo:font-size="12pt" fo:letter-spacing="normal" fo:language="ru" fo:country="RU" fo:font-style="normal" fo:font-weight="normal" officeooo:rsid="00263efc" style:font-size-asian="12pt" style:font-size-complex="12pt"/>
    </style:style>
    <style:style style:name="T11" style:family="text">
      <style:text-properties fo:font-variant="normal" fo:text-transform="none" fo:color="#000000" style:font-name="DejaVu Serif" fo:font-size="12pt" fo:letter-spacing="normal" fo:language="ru" fo:country="RU" fo:font-style="normal" fo:font-weight="normal" officeooo:rsid="00263efc" style:font-size-asian="12pt" style:font-style-asian="normal" style:font-size-complex="12pt" style:font-style-complex="normal"/>
    </style:style>
    <style:style style:name="T12" style:family="text">
      <style:text-properties fo:font-variant="normal" fo:text-transform="none" fo:color="#000000" fo:letter-spacing="normal" fo:font-style="normal" fo:font-weight="normal"/>
    </style:style>
    <style:style style:name="T13" style:family="text">
      <style:text-properties fo:color="#000000" style:font-name="DejaVu Serif" fo:font-size="12pt" fo:letter-spacing="normal" fo:language="ru" fo:country="RU" fo:font-style="normal" fo:font-weight="normal" style:font-size-asian="12pt" style:font-style-asian="normal" style:font-size-complex="12pt" style:font-style-complex="normal"/>
    </style:style>
    <style:style style:name="T14" style:family="text">
      <style:text-properties officeooo:rsid="00263efc"/>
    </style:style>
    <style:style style:name="T15" style:family="text">
      <style:text-properties officeooo:rsid="002c97d5"/>
    </style:style>
    <style:style style:name="T16" style:family="text">
      <style:text-properties officeooo:rsid="002f3586"/>
    </style:style>
    <style:style style:name="T17" style:family="text">
      <style:text-properties officeooo:rsid="0031bb4b"/>
    </style:style>
    <style:style style:name="T18" style:family="text">
      <style:text-properties officeooo:rsid="0039963f"/>
    </style:style>
    <style:style style:name="T19" style:family="text">
      <style:text-properties officeooo:rsid="003a6116"/>
    </style:style>
    <style:style style:name="T20" style:family="text">
      <style:text-properties officeooo:rsid="003b4ff2"/>
    </style:style>
    <style:style style:name="T21" style:family="text">
      <style:text-properties officeooo:rsid="00457d9c"/>
    </style:style>
    <style:style style:name="T22" style:family="text">
      <style:text-properties officeooo:rsid="0052c13d"/>
    </style:style>
    <style:style style:name="T23" style:family="text">
      <style:text-properties officeooo:rsid="005b14a6"/>
    </style:style>
    <style:style style:name="T24" style:family="text">
      <style:text-properties officeooo:rsid="0061ba24"/>
    </style:style>
    <style:style style:name="T25" style:family="text">
      <style:text-properties officeooo:rsid="006347be"/>
    </style:style>
    <style:style style:name="T26" style:family="text">
      <style:text-properties fo:font-size="7pt" style:font-size-asian="7pt" style:font-size-complex="7pt"/>
    </style:style>
    <style:style style:name="T27" style:family="text">
      <style:text-properties officeooo:rsid="006d0049"/>
    </style:style>
    <style:style style:name="T28" style:family="text">
      <style:text-properties officeooo:rsid="006d705c"/>
    </style:style>
    <style:style style:name="T29" style:family="text">
      <style:text-properties officeooo:rsid="006eb9dc"/>
    </style:style>
    <style:style style:name="T30" style:family="text">
      <style:text-properties officeooo:rsid="00790875"/>
    </style:style>
    <style:style style:name="T31" style:family="text">
      <style:text-properties officeooo:rsid="00790e71"/>
    </style:style>
    <style:style style:name="T32" style:family="text">
      <style:text-properties officeooo:rsid="007dd7cd"/>
    </style:style>
    <style:style style:name="T33" style:family="text">
      <style:text-properties officeooo:rsid="007e872c"/>
    </style:style>
    <style:style style:name="T34" style:family="text">
      <style:text-properties officeooo:rsid="00837f5c"/>
    </style:style>
    <style:style style:name="T35" style:family="text">
      <style:text-properties officeooo:rsid="0084ab51"/>
    </style:style>
    <style:style style:name="T36" style:family="text">
      <style:text-properties officeooo:rsid="0094f722"/>
    </style:style>
    <style:style style:name="T37" style:family="text">
      <style:text-properties officeooo:rsid="00bd132f"/>
    </style:style>
    <style:style style:name="T38" style:family="text">
      <style:text-properties officeooo:rsid="009cd458"/>
    </style:style>
    <style:style style:name="T39" style:family="text">
      <style:text-properties officeooo:rsid="00a4b3b9"/>
    </style:style>
    <style:style style:name="T40" style:family="text">
      <style:text-properties officeooo:rsid="00aa5627"/>
    </style:style>
    <style:style style:name="T41" style:family="text">
      <style:text-properties officeooo:rsid="00aef683"/>
    </style:style>
    <style:style style:name="T42" style:family="text">
      <style:text-properties officeooo:rsid="00afd586"/>
    </style:style>
    <style:style style:name="T43" style:family="text">
      <style:text-properties officeooo:rsid="00b73211"/>
    </style:style>
    <style:style style:name="T44" style:family="text">
      <style:text-properties officeooo:rsid="00b8976f"/>
    </style:style>
    <style:style style:name="T45" style:family="text">
      <style:text-properties officeooo:rsid="00bbe93d"/>
    </style:style>
    <style:style style:name="T46" style:family="text">
      <style:text-properties officeooo:rsid="00f2c84f"/>
    </style:style>
    <style:style style:name="T47" style:family="text">
      <style:text-properties officeooo:rsid="00f33077"/>
    </style:style>
    <style:style style:name="T48" style:family="text">
      <style:text-properties officeooo:rsid="00cd3180"/>
    </style:style>
    <style:style style:name="T49" style:family="text">
      <style:text-properties officeooo:rsid="00d1e107"/>
    </style:style>
    <style:style style:name="T50" style:family="text">
      <style:text-properties officeooo:rsid="00d36b9a"/>
    </style:style>
    <style:style style:name="T51" style:family="text">
      <style:text-properties officeooo:rsid="00d69bcb"/>
    </style:style>
    <style:style style:name="T52" style:family="text">
      <style:text-properties officeooo:rsid="00d70d2a"/>
    </style:style>
    <style:style style:name="T53" style:family="text">
      <style:text-properties officeooo:rsid="00d94225"/>
    </style:style>
    <style:style style:name="T54" style:family="text">
      <style:text-properties officeooo:rsid="00da129b"/>
    </style:style>
    <style:style style:name="T55" style:family="text">
      <style:text-properties fo:background-color="transparent" loext:char-shading-value="0"/>
    </style:style>
    <style:style style:name="T56" style:family="text">
      <style:text-properties officeooo:rsid="006d705c" fo:background-color="transparent" loext:char-shading-value="0"/>
    </style:style>
    <style:style style:name="T57" style:family="text">
      <style:text-properties officeooo:rsid="00ff01dd" fo:background-color="transparent" loext:char-shading-value="0"/>
    </style:style>
    <style:style style:name="T58" style:family="text">
      <style:text-properties officeooo:rsid="00fe5322" fo:background-color="transparent" loext:char-shading-value="0"/>
    </style:style>
    <style:style style:name="T59" style:family="text">
      <style:text-properties officeooo:rsid="0087469c" fo:background-color="transparent" loext:char-shading-value="0"/>
    </style:style>
    <style:style style:name="T60" style:family="text">
      <style:text-properties officeooo:rsid="00dd95ba"/>
    </style:style>
    <style:style style:name="T61" style:family="text">
      <style:text-properties officeooo:rsid="00df563b"/>
    </style:style>
    <style:style style:name="T62" style:family="text">
      <style:text-properties officeooo:rsid="00e1cec5"/>
    </style:style>
    <style:style style:name="T63" style:family="text">
      <style:text-properties officeooo:rsid="00ef42aa"/>
    </style:style>
    <style:style style:name="T64" style:family="text">
      <style:text-properties officeooo:rsid="00f20b2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le_id"/>
      </text:sequence-decls>
      <text:p text:style-name="P2"/>
      <text:p text:style-name="P2"/>
      <text:p text:style-name="P2"/>
      <text:p text:style-name="P2"/>
      <text:p text:style-name="P2"/>
      <text:p text:style-name="P5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>СОГЛАСОВАНО</text:p>
          </table:table-cell>
          <table:table-cell table:style-name="Table1.A1" office:value-type="string">
            <text:p text:style-name="P20">УТВЕРЖДАЮ</text:p>
          </table:table-cell>
        </table:table-row>
        <table:table-row>
          <table:table-cell table:style-name="Table1.A2" office:value-type="string">
            <text:p text:style-name="P13">____________________________________</text:p>
          </table:table-cell>
          <table:table-cell table:style-name="Table1.A2" office:value-type="string">
            <text:p text:style-name="P13">____________________________________</text:p>
          </table:table-cell>
        </table:table-row>
        <table:table-row>
          <table:table-cell table:style-name="Table1.A1" office:value-type="string">
            <text:p text:style-name="P21">должность, головной исполнитель ОКР</text:p>
          </table:table-cell>
          <table:table-cell table:style-name="Table1.A1" office:value-type="string">
            <text:p text:style-name="P21">должность, заказчик</text:p>
          </table:table-cell>
        </table:table-row>
        <table:table-row>
          <table:table-cell table:style-name="Table1.A2" office:value-type="string">
            <text:p text:style-name="P14">____________________________________</text:p>
          </table:table-cell>
          <table:table-cell table:style-name="Table1.A2" office:value-type="string">
            <text:p text:style-name="P13">____________________________________</text:p>
          </table:table-cell>
        </table:table-row>
        <table:table-row>
          <table:table-cell table:style-name="Table1.A1" office:value-type="string">
            <text:p text:style-name="P21">подпись, инициалы, фамилия</text:p>
          </table:table-cell>
          <table:table-cell table:style-name="Table1.A1" office:value-type="string">
            <text:p text:style-name="P21">подпись, инициалы, фамилия</text:p>
          </table:table-cell>
        </table:table-row>
        <table:table-row>
          <table:table-cell table:style-name="Table1.A6" office:value-type="string">
            <text:p text:style-name="P10">«___»____________________ 20___г.</text:p>
          </table:table-cell>
          <table:table-cell table:style-name="Table1.A6" office:value-type="string">
            <text:p text:style-name="P11">«___»____________________ 20___г.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ТЕХНИЧЕСКОЕ ЗАДАНИЕ <text:line-break/>НА ОПЫТНО-КОНСТРУКТОРСКУЮ РАБОТУ</text:p>
      <text:p text:style-name="P7"/>
      <text:p text:style-name="P30">Создание стратосферной исследовательской системы "<text:span text:style-name="T63">Дикая охота</text:span>"</text:p>
      <text:p text:style-name="P3"/>
      <text:p text:style-name="P4"><text:span text:style-name="T63">ДИКАЯ-ОХОТА</text:span>-ИТС</text:p>
      <text:p text:style-name="P8"/>
      <text:table-of-content text:style-name="Sect1" text:protected="true" text:name="Table of Contents1">
        <text:table-of-content-source text:outline-level="2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4">Содержание</text:p>
          </text:index-title>
          <text:p text:style-name="P85"><text:a xlink:type="simple" xlink:href="#__RefHeading___Toc978_1566413351" text:style-name="Index_20_Link" text:visited-style-name="Index_20_Link"><text:s/>1 <text:s/>Наименование, шифр ОКР, основание, исполнитель и сроки выполнения ОКР<text:tab/>3</text:a></text:p>
          <text:p text:style-name="P85"><text:a xlink:type="simple" xlink:href="#__RefHeading___Toc980_1566413351" text:style-name="Index_20_Link" text:visited-style-name="Index_20_Link"><text:s/>2 <text:s/>Цель выполнения ОКР, наименование и индекс изделия<text:tab/>4</text:a></text:p>
          <text:p text:style-name="P85"><text:a xlink:type="simple" xlink:href="#__RefHeading___Toc982_1566413351" text:style-name="Index_20_Link" text:visited-style-name="Index_20_Link"><text:s/>3 <text:s/>Технические требования к изделию.<text:tab/>5</text:a></text:p>
          <text:p text:style-name="P86"><text:a xlink:type="simple" xlink:href="#__RefHeading___Toc984_1566413351" text:style-name="Index_20_Link" text:visited-style-name="Index_20_Link"><text:s/>3.1 <text:s/>Состав изделия:<text:tab/>5</text:a></text:p>
          <text:p text:style-name="P86"><text:a xlink:type="simple" xlink:href="#__RefHeading___Toc986_1566413351" text:style-name="Index_20_Link" text:visited-style-name="Index_20_Link"><text:s/>3.2 <text:s/>Требования назначения:<text:tab/>5</text:a></text:p>
          <text:p text:style-name="P86"><text:a xlink:type="simple" xlink:href="#__RefHeading___Toc988_1566413351" text:style-name="Index_20_Link" text:visited-style-name="Index_20_Link"><text:s/>3.3 <text:s/>Требования радиоэлектронной защиты:<text:tab/>6</text:a></text:p>
          <text:p text:style-name="P86"><text:a xlink:type="simple" xlink:href="#__RefHeading___Toc990_1566413351" text:style-name="Index_20_Link" text:visited-style-name="Index_20_Link"><text:s/>3.4 <text:s/>Требования живучести и стойкости к внешним воздействующим факторам.<text:tab/>6</text:a></text:p>
          <text:p text:style-name="P86"><text:a xlink:type="simple" xlink:href="#__RefHeading___Toc992_1566413351" text:style-name="Index_20_Link" text:visited-style-name="Index_20_Link"><text:s/>3.5 <text:s/>Требования эргономики, обитаемости и технической эстетики.<text:tab/>7</text:a></text:p>
          <text:p text:style-name="P86"><text:a xlink:type="simple" xlink:href="#__RefHeading___Toc994_1566413351" text:style-name="Index_20_Link" text:visited-style-name="Index_20_Link"><text:s/>3.6 <text:s/>Требования к эксплуатации, хранению, удобству технического обслуживания и ремонта.<text:tab/>7</text:a></text:p>
          <text:p text:style-name="P86"><text:a xlink:type="simple" xlink:href="#__RefHeading___Toc996_1566413351" text:style-name="Index_20_Link" text:visited-style-name="Index_20_Link"><text:s/>3.7 <text:s/>Требования к транспортабельности.<text:tab/>7</text:a></text:p>
          <text:p text:style-name="P86"><text:a xlink:type="simple" xlink:href="#__RefHeading___Toc998_1566413351" text:style-name="Index_20_Link" text:visited-style-name="Index_20_Link"><text:s/>3.8 <text:s/>Требования безопасности.<text:tab/>7</text:a></text:p>
          <text:p text:style-name="P86"><text:a xlink:type="simple" xlink:href="#__RefHeading___Toc1000_1566413351" text:style-name="Index_20_Link" text:visited-style-name="Index_20_Link"><text:s/>3.9 <text:s/>Требования стандартизации.<text:tab/>8</text:a></text:p>
          <text:p text:style-name="P86"><text:a xlink:type="simple" xlink:href="#__RefHeading___Toc1854_320674073" text:style-name="Index_20_Link" text:visited-style-name="Index_20_Link"><text:s/>3.10 <text:s/>Требования технологичности.<text:tab/>8</text:a></text:p>
          <text:p text:style-name="P86"><text:a xlink:type="simple" xlink:href="#__RefHeading___Toc1856_320674073" text:style-name="Index_20_Link" text:visited-style-name="Index_20_Link"><text:s/>3.11 <text:s/>Конструктивные требования.<text:tab/>8</text:a></text:p>
          <text:p text:style-name="P85"><text:a xlink:type="simple" xlink:href="#__RefHeading___Toc1006_1566413351" text:style-name="Index_20_Link" text:visited-style-name="Index_20_Link"><text:s/>4 <text:s/>Технико-экономические требования<text:tab/>9</text:a></text:p>
          <text:p text:style-name="P85"><text:a xlink:type="simple" xlink:href="#__RefHeading___Toc1010_1566413351" text:style-name="Index_20_Link" text:visited-style-name="Index_20_Link"><text:s/>5 <text:s/>Требования к обеспечению.<text:tab/>10</text:a></text:p>
          <text:p text:style-name="P85"><text:a xlink:type="simple" xlink:href="#__RefHeading___Toc1016_1566413351" text:style-name="Index_20_Link" text:visited-style-name="Index_20_Link"><text:s/>6 <text:s/>Требования к учебно-тренировочным средствам.<text:tab/>11</text:a></text:p>
          <text:p text:style-name="P85"><text:a xlink:type="simple" xlink:href="#__RefHeading___Toc3524_4294578340" text:style-name="Index_20_Link" text:visited-style-name="Index_20_Link"><text:s/>7 <text:s/>Непредоставляемые требования.<text:tab/>12</text:a></text:p>
          <text:p text:style-name="P85"><text:a xlink:type="simple" xlink:href="#__RefHeading___Toc1020_1566413351" text:style-name="Index_20_Link" text:visited-style-name="Index_20_Link"><text:s/>8 <text:s/>Этапы выполнения ОКР<text:tab/>13</text:a></text:p>
          <text:p text:style-name="P85"><text:a xlink:type="simple" xlink:href="#__RefHeading___Toc1022_1566413351" text:style-name="Index_20_Link" text:visited-style-name="Index_20_Link"><text:s/>9 <text:s/>Порядок выполнения этапов и приёмки ОКР.<text:tab/>14</text:a></text:p>
          <text:p text:style-name="P85"><text:a xlink:type="simple" xlink:href="#__RefHeading___Toc1024_1566413351" text:style-name="Index_20_Link" text:visited-style-name="Index_20_Link"><text:s/>10 <text:s/>Ссылочные документы<text:tab/>15</text:a></text:p>
          <text:p text:style-name="P85"><text:a xlink:type="simple" xlink:href="#__RefHeading___Toc1026_1566413351" text:style-name="Index_20_Link" text:visited-style-name="Index_20_Link"><text:s/>11 <text:s/>Перечень сокращений:<text:tab/>16</text:a></text:p>
        </text:index-body>
      </text:table-of-content>
      <text:p text:style-name="GOST_20_Main_20_Body"/>
      <text:list xml:id="list169530549" text:style-name="GOST_20_TR_20_main_20_body">
        <text:list-item>
          <text:h text:style-name="P75" text:outline-level="1"><text:bookmark-start text:name="__RefHeading___Toc978_1566413351"/><text:span text:style-name="T1">Н</text:span>аименование, шифр ОКР, основание, исполнитель и сроки выполнения ОКР<text:bookmark-end text:name="__RefHeading___Toc978_1566413351"/></text:h>
          <text:list>
            <text:list-item>
              <text:p text:style-name="P39">Разрабатываемая стратосферная исследовательская система именуется "<text:span text:style-name="T63">Дикая охота</text:span>".</text:p>
            </text:list-item>
            <text:list-item>
              <text:p text:style-name="P39">Шиф<text:span text:style-name="T21">р</text:span> ОКР: "<text:span text:style-name="T63">ДИКАЯ-ОХОТА-ИТС</text:span>".</text:p>
            </text:list-item>
            <text:list-item>
              <text:p text:style-name="P39">Основания для проведения ОКР<text:span text:style-name="T27">.</text:span></text:p>
            </text:list-item>
          </text:list>
        </text:list-item>
      </text:list>
      <text:list xml:id="list4092152699" text:style-name="GOST_20_TR_20_bullets">
        <text:list-item>
          <text:list>
            <text:list-item>
              <text:list>
                <text:list-item>
                  <text:p text:style-name="P41">положения конкурса "Воздушно-инженерная школа CanSat в России;</text:p>
                </text:list-item>
                <text:list-item>
                  <text:p text:style-name="P42">решение участников<text:span text:style-name="T46"> Концерна "</text:span>Информационные технические системы" об участии в конкурсе.</text:p>
                </text:list-item>
              </text:list>
            </text:list-item>
          </text:list>
        </text:list-item>
      </text:list>
      <text:list xml:id="list182038922033788" text:continue-list="list169530549" text:style-name="GOST_20_TR_20_main_20_body">
        <text:list-item>
          <text:list>
            <text:list-item>
              <text:p text:style-name="P40">Исполнитель - "<text:span text:style-name="T47">Концерн "</text:span>Информационные технические системы".</text:p>
            </text:list-item>
            <text:list-item>
              <text:p text:style-name="P39">Сроки выполнения ОКР распределены на несколько этапов согласно таблице <text:sequence-ref text:reference-format="value" text:ref-name="reftable_id0">1</text:sequence-ref>.</text:p>
            </text:list-item>
          </text:list>
        </text:list-item>
      </text:list>
      <text:p text:style-name="P27">Таблица <text:sequence text:ref-name="reftable_id0" text:name="table_id" text:formula="ooow:table_id+1" style:num-format="1">1</text:sequence><text:span text:style-name="T1">. Этапы проведения ОКР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3">№</text:p>
          </table:table-cell>
          <table:table-cell table:style-name="Таблица1.A1" office:value-type="string">
            <text:p text:style-name="P23">Наименования этапа</text:p>
          </table:table-cell>
          <table:table-cell table:style-name="Таблица1.C1" office:value-type="string">
            <text:p text:style-name="P23">Срок окончания</text:p>
          </table:table-cell>
        </table:table-row>
        <table:table-row>
          <table:table-cell table:style-name="Таблица1.A2" office:value-type="string">
            <text:p text:style-name="P23">1</text:p>
          </table:table-cell>
          <table:table-cell table:style-name="Таблица1.A2" office:value-type="string">
            <text:p text:style-name="P23">Разработка эскизного проекта</text:p>
          </table:table-cell>
          <table:table-cell table:style-name="Таблица1.C2" office:value-type="string">
            <text:p text:style-name="P23">Январь 20<text:span text:style-name="T48">21</text:span></text:p>
          </table:table-cell>
        </table:table-row>
        <table:table-row>
          <table:table-cell table:style-name="Таблица1.A2" office:value-type="string">
            <text:p text:style-name="P23">2</text:p>
          </table:table-cell>
          <table:table-cell table:style-name="Таблица1.A2" office:value-type="string">
            <text:p text:style-name="P23">Разработка рабочего проекта</text:p>
          </table:table-cell>
          <table:table-cell table:style-name="Таблица1.C2" office:value-type="string">
            <text:p text:style-name="P23">Март 20<text:span text:style-name="T48">21</text:span></text:p>
          </table:table-cell>
        </table:table-row>
        <table:table-row>
          <table:table-cell table:style-name="Таблица1.A2" office:value-type="string">
            <text:p text:style-name="P23">3</text:p>
          </table:table-cell>
          <table:table-cell table:style-name="Таблица1.A2" office:value-type="string">
            <text:p text:style-name="P23">Изготовление и проведение контрольных испытаний всех элементов разрабатываемой системы</text:p>
          </table:table-cell>
          <table:table-cell table:style-name="Таблица1.C2" office:value-type="string">
            <text:p text:style-name="P23">Июнь 20<text:span text:style-name="T48">21</text:span></text:p>
          </table:table-cell>
        </table:table-row>
      </table:table>
      <text:p text:style-name="P19"/>
      <text:list xml:id="list182038829557875" text:continue-numbering="true" text:style-name="GOST_20_TR_20_main_20_body">
        <text:list-item>
          <text:h text:style-name="P74" text:outline-level="1"><text:bookmark-start text:name="__RefHeading___Toc980_1566413351"/>Цель выполнения ОКР, наименование и индекс изделия<text:bookmark-end text:name="__RefHeading___Toc980_1566413351"/></text:h>
          <text:list>
            <text:list-item>
              <text:p text:style-name="P39">Целью опытно-конструкторской работы (ОКР) является разработка стратосферной исследовательской системы, предназначенной для выполнения исследовательских задач согласно регламенту конкурса "Воздушно-инженерная школа CanSat в России".</text:p>
            </text:list-item>
            <text:list-item>
              <text:p text:style-name="P39">Наименование изделия: Стратосферная исследовательская система "<text:span text:style-name="T60">Стая</text:span>". Далее "<text:span text:style-name="T60">Стая</text:span>"<text:span text:style-name="T3"> или</text:span> исследовательская система.</text:p>
            </text:list-item>
            <text:list-item>
              <text:p text:style-name="P39">Индекс изделия: <text:span text:style-name="T49">1</text:span>.</text:p>
            </text:list-item>
          </text:list>
        </text:list-item>
        <text:list-item>
          <text:h text:style-name="P75" text:outline-level="1"><text:bookmark-start text:name="__RefHeading___Toc982_1566413351"/><text:span text:style-name="T24">Технические</text:span> требования<text:span text:style-name="T25"> к изделию.</text:span><text:bookmark-end text:name="__RefHeading___Toc982_1566413351"/></text:h>
          <text:list>
            <text:list-item>
              <text:h text:style-name="P81" text:outline-level="2"><text:bookmark-start text:name="__RefHeading___Toc984_1566413351"/>Состав изделия<text:span text:style-name="T2">:</text:span><text:bookmark-end text:name="__RefHeading___Toc984_1566413351"/></text:h>
            </text:list-item>
          </text:list>
        </text:list-item>
      </text:list>
      <text:list xml:id="list182038906493485" text:continue-list="list4092152699" text:style-name="GOST_20_TR_20_bullets">
        <text:list-item>
          <text:list>
            <text:list-item>
              <text:list>
                <text:list-item>
                  <text:p text:style-name="P41">стратосферный зонд, запускаемый на стратостате;</text:p>
                </text:list-item>
                <text:list-item>
                  <text:p text:style-name="P41"><text:span text:style-name="T50">наземный комплекс управления</text:span>, осуществляющий приём и обработку данных, поступающих от стратостата;</text:p>
                </text:list-item>
              </text:list>
            </text:list-item>
          </text:list>
        </text:list-item>
      </text:list>
      <text:p text:style-name="P27"><text:span text:style-name="T41"><text:tab/></text:span>Допускается <text:span text:style-name="T51">изменение </text:span>состав<text:span text:style-name="T51">а</text:span> изделия <text:span text:style-name="T52">на</text:span> этап<text:span text:style-name="T52">е </text:span>разработки <text:span text:style-name="T52">эскизного и технического</text:span> проекта<text:span text:style-name="T51"> при согласовании с заказчиком.</text:span></text:p>
      <text:list xml:id="list182038819734435" text:continue-list="list182038829557875" text:style-name="GOST_20_TR_20_main_20_body">
        <text:list-item>
          <text:list>
            <text:list-item>
              <text:h text:style-name="P81" text:outline-level="2"><text:bookmark-start text:name="__RefHeading___Toc986_1566413351"/>Требования назначения:<text:bookmark-end text:name="__RefHeading___Toc986_1566413351"/></text:h>
              <text:list>
                <text:list-item>
                  <text:p text:style-name="P69"><text:span text:style-name="T4">Разрабатываемая система предназначена для решения следующих задач</text:span>:</text:p>
                </text:list-item>
              </text:list>
            </text:list-item>
          </text:list>
        </text:list-item>
      </text:list>
      <text:list xml:id="list182038872292345" text:continue-list="list182038906493485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70">измерение распределения температуры и давления во время подъёма и спуска<text:span text:style-name="T8">;</text:span></text:p>
                    </text:list-item>
                    <text:list-item>
                      <text:p text:style-name="P71">измерение относительной влажности на всей трассе полёта;</text:p>
                    </text:list-item>
                    <text:list-item>
                      <text:p text:style-name="P71">измерение состава воздуха от 5ти составных элементов (участники могут выбрать сами) на всей трассе полёта;</text:p>
                    </text:list-item>
                    <text:list-item>
                      <text:p text:style-name="P70"><text:span text:style-name="T12">измерение трёх компонент ускорения</text:span>;</text:p>
                    </text:list-item>
                    <text:list-item>
                      <text:p text:style-name="P68"><text:span text:style-name="T9">фотография Земли в период времени</text:span><text:span text:style-name="T10"> </text:span><text:span text:style-name="Emphasis"><text:span text:style-name="T13">от 0 до 10 секунд</text:span></text:span><text:span text:style-name="Emphasis"><text:span text:style-name="T11"> </text:span></text:span><text:span text:style-name="T9">после начала падения аппарата</text:span><text:span text:style-name="T10">;</text:span></text:p>
                    </text:list-item>
                    <text:list-item>
                      <text:p text:style-name="P70">фиксация точки разрушения шара-зонда (координаты, высота, время);</text:p>
                    </text:list-item>
                    <text:list-item>
                      <text:p text:style-name="P70">фотофиксация неба в момент приземления<text:span text:style-name="T14">;</text:span></text:p>
                    </text:list-item>
                    <text:list-item>
                      <text:p text:style-name="P71">передача телеметрии через альтернативные системы связи;</text:p>
                    </text:list-item>
                    <text:list-item>
                      <text:p text:style-name="P70">передача <text:span text:style-name="T15">зондом </text:span>телеметрической информации с использованием прямого радиоканала на наземный измерительный пункт (НИП);</text:p>
                    </text:list-item>
                    <text:list-item>
                      <text:p text:style-name="P70">анализ телеметрии аппарата на приёмном пункте во время полёта<text:span text:style-name="T14">;</text:span></text:p>
                    </text:list-item>
                    <text:list-item>
                      <text:p text:style-name="P70">построение траектории полёта аппарата по показаниям акселерометра (после приземления)<text:span text:style-name="T14">;</text:span></text:p>
                    </text:list-item>
                    <text:list-item>
                      <text:p text:style-name="P72"><text:soft-page-break/>исследование влияния радиации на структуру ДНК в стратосферном полете;</text:p>
                    </text:list-item>
                    <text:list-item>
                      <text:p text:style-name="P72">исследование распространения звука в стратосфере;</text:p>
                    </text:list-item>
                    <text:list-item>
                      <text:p text:style-name="P73">исследование радиационной обстановки на протяжении всего полета;</text:p>
                    </text:list-item>
                    <text:list-item>
                      <text:p text:style-name="P72">создание солнечного датчика на базе системы фотодиодов;</text:p>
                    </text:list-item>
                    <text:list-item>
                      <text:p text:style-name="P73">обеспечение измерения состава воздуха в стратосферном полете.</text:p>
                    </text:list-item>
                  </text:list>
                </text:list-item>
              </text:list>
            </text:list-item>
          </text:list>
        </text:list-item>
      </text:list>
      <text:list xml:id="list182038213835690" text:continue-list="list182038819734435" text:style-name="GOST_20_TR_20_main_20_body">
        <text:list-item>
          <text:list>
            <text:list-item>
              <text:h text:style-name="P80" text:outline-level="2"><text:bookmark-start text:name="__RefHeading___Toc988_1566413351"/>Требования радиоэлектронной защиты:<text:bookmark-end text:name="__RefHeading___Toc988_1566413351"/></text:h>
              <text:list>
                <text:list-item>
                  <text:p text:style-name="P39">Должна быть обеспечена совместимость радиоэлектронных средств, используемых в системе.</text:p>
                </text:list-item>
              </text:list>
            </text:list-item>
            <text:list-item>
              <text:h text:style-name="P81" text:outline-level="2"><text:bookmark-start text:name="__RefHeading___Toc990_1566413351"/>Требования живучести и стойкости к внешним воздействующим факторам<text:span text:style-name="T16">.</text:span><text:bookmark-end text:name="__RefHeading___Toc990_1566413351"/></text:h>
              <text:list>
                <text:list-item>
                  <text:p text:style-name="P39">Требования к имитозащищенности</text:p>
                  <text:list>
                    <text:list-item>
                      <text:p text:style-name="P44">Система должна удовлетворять следующим требованиям к имитозащищенности:</text:p>
                    </text:list-item>
                  </text:list>
                </text:list-item>
              </text:list>
            </text:list-item>
          </text:list>
        </text:list-item>
      </text:list>
      <text:list xml:id="list182038887547028" text:continue-list="list182038872292345" text:style-name="GOST_20_TR_20_bullets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1">должна быть предусмотрена защита от различного рода помех при помощи таких механизмов, как контрольные суммы или помехозащищенное кодирование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82038664887600" text:continue-list="list182038213835690" text:style-name="GOST_20_TR_20_main_20_body">
        <text:list-item>
          <text:list>
            <text:list-item>
              <text:list>
                <text:list-item>
                  <text:p text:style-name="P39">Требования к устойчивости к климатическим воздействиям<text:span text:style-name="T39"> не предоставляются.</text:span></text:p>
                </text:list-item>
                <text:list-item>
                  <text:p text:style-name="P45">Требования надёжности<text:span text:style-name="T40"> не предоставляются.</text:span></text:p>
                </text:list-item>
              </text:list>
            </text:list-item>
          </text:list>
        </text:list-item>
      </text:list>
      <text:p text:style-name="P28"/>
      <text:list xml:id="list182039261822422" text:continue-numbering="true" text:style-name="GOST_20_TR_20_main_20_body">
        <text:list-item>
          <text:list>
            <text:list-item>
              <text:h text:style-name="P83" text:outline-level="2"><text:bookmark-start text:name="__RefHeading___Toc992_1566413351"/>Требования эргономики, обитаемости и технической эстетики<text:span text:style-name="T23">.</text:span><text:bookmark-end text:name="__RefHeading___Toc992_1566413351"/></text:h>
              <text:list>
                <text:list-item>
                  <text:p text:style-name="P46"><text:span text:style-name="T53">Элементы системы должны выглядеть внушительно</text:span>.</text:p>
                </text:list-item>
              </text:list>
            </text:list-item>
            <text:list-item>
              <text:h text:style-name="P81" text:outline-level="2"><text:bookmark-start text:name="__RefHeading___Toc994_1566413351"/>Требования к эксплуатации, хранению, удобству технического обслуживания и ремонта<text:span text:style-name="T17">.</text:span><text:bookmark-end text:name="__RefHeading___Toc994_1566413351"/></text:h>
              <text:list>
                <text:list-item>
                  <text:p text:style-name="P47">К системе предоставляются следующие эксплуатационные требования:</text:p>
                </text:list-item>
              </text:list>
            </text:list-item>
          </text:list>
        </text:list-item>
      </text:list>
      <text:list xml:id="list182038286498385" text:continue-list="list182038887547028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1">система должна приводиться в готовность не дольше 1 часа;</text:p>
                    </text:list-item>
                    <text:list-item>
                      <text:p text:style-name="P41"><text:span text:style-name="T18">элементы системы</text:span> долж<text:span text:style-name="T18">ны </text:span>быть разборным<text:span text:style-name="T18">и</text:span> и предусматривать возможность многократной неразрушающей разборки и последующей сборки<text:span text:style-name="T18"> в целях проведения локальных ремонтных работ</text:span><text:span text:style-name="T5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2039206781844" text:continue-list="list182039261822422" text:style-name="GOST_20_TR_20_main_20_body">
        <text:list-item>
          <text:list>
            <text:list-item>
              <text:h text:style-name="P80" text:outline-level="2"><text:bookmark-start text:name="__RefHeading___Toc996_1566413351"/>Требовани<text:span text:style-name="T19">я</text:span> к транспортабельности<text:span text:style-name="T20">.</text:span><text:bookmark-end text:name="__RefHeading___Toc996_1566413351"/></text:h>
              <text:list>
                <text:list-item>
                  <text:p text:style-name="P48">К составным частям системы предоставляются следующие требования:</text:p>
                </text:list-item>
              </text:list>
            </text:list-item>
          </text:list>
        </text:list-item>
      </text:list>
      <text:list xml:id="list182037515386483" text:continue-list="list182038286498385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1">элементы системы должны быть транспортабельны при помощи <text:span text:style-name="T53">двух </text:span>рюкзак<text:span text:style-name="T53">ов объёмом не более 20 литров без потери функциональности. Это требование не распространяется на антенны и штатив из состава НКУ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2039207757157" text:continue-list="list182039206781844" text:style-name="GOST_20_TR_20_main_20_body">
        <text:list-item>
          <text:list>
            <text:list-item>
              <text:h text:style-name="P81" text:outline-level="2"><text:bookmark-start text:name="__RefHeading___Toc998_1566413351"/>Требования безопасности.<text:bookmark-end text:name="__RefHeading___Toc998_1566413351"/></text:h>
              <text:list>
                <text:list-item>
                  <text:p text:style-name="P49">К системе предоставляются следующие требования безопасности:</text:p>
                </text:list-item>
              </text:list>
            </text:list-item>
          </text:list>
        </text:list-item>
      </text:list>
      <text:list xml:id="list182038050689981" text:continue-list="list182037515386483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1"><text:span text:style-name="T7">элементы системы не должны предоставлять </text:span><text:span text:style-name="T6">опасности для персонала и населения путём <text:s/>воздействия электрического напряжения, движущихся частей, теплового (светового) воздействия, высокочастотных, радиационных, электромагнитных полей, ядовитых паров и газов, вибраций, акустических шумов и др.;</text:span></text:p>
                    </text:list-item>
                    <text:list-item>
                      <text:p text:style-name="P41">элементы питания системы должны быть снабжены соответствующими устройствами защиты от коротких замыканий и последующего возгорания;</text:p>
                    </text:list-item>
                    <text:list-item>
                      <text:p text:style-name="P43"><text:soft-page-break/>конструкция элементов системы должна исключать самопроизвольное включение и выключение.</text:p>
                    </text:list-item>
                  </text:list>
                </text:list-item>
              </text:list>
            </text:list-item>
          </text:list>
        </text:list-item>
      </text:list>
      <text:list xml:id="list182038979215367" text:continue-list="list182039207757157" text:style-name="GOST_20_TR_20_main_20_body">
        <text:list-item>
          <text:list>
            <text:list-item>
              <text:h text:style-name="P82" text:outline-level="2"><text:bookmark-start text:name="__RefHeading___Toc1000_1566413351"/>Требования стандартизации<text:span text:style-name="T43">.</text:span><text:bookmark-end text:name="__RefHeading___Toc1000_1566413351"/></text:h>
              <text:list>
                <text:list-item>
                  <text:p text:style-name="P67">Требования стандартизации не <text:span text:style-name="T64">предоставляются</text:span>.</text:p>
                </text:list-item>
              </text:list>
            </text:list-item>
            <text:list-item>
              <text:h text:style-name="P79" text:outline-level="2"><text:bookmark-start text:name="__RefHeading___Toc1854_320674073"/>Требования технологичности<text:span text:style-name="T38">.</text:span><text:bookmark-end text:name="__RefHeading___Toc1854_320674073"/></text:h>
              <text:list>
                <text:list-item>
                  <text:p text:style-name="P37">Требования технологичности не предоставляются.</text:p>
                </text:list-item>
              </text:list>
            </text:list-item>
            <text:list-item>
              <text:h text:style-name="P79" text:outline-level="2"><text:bookmark-start text:name="__RefHeading___Toc1856_320674073"/>Конструктивные требования<text:span text:style-name="T38">.</text:span><text:bookmark-end text:name="__RefHeading___Toc1856_320674073"/></text:h>
              <text:list>
                <text:list-item>
                  <text:p text:style-name="P50">Конструктивные требования не предоставляются.</text:p>
                </text:list-item>
              </text:list>
            </text:list-item>
          </text:list>
        </text:list-item>
        <text:list-item>
          <text:h text:style-name="P75" text:outline-level="1"><text:bookmark-start text:name="__RefHeading___Toc1006_1566413351"/>Технико-экономические требования<text:bookmark-end text:name="__RefHeading___Toc1006_1566413351"/></text:h>
          <text:list>
            <text:list-item>
              <text:p text:style-name="P51">Технико-экономические требования не предоставляются.</text:p>
            </text:list-item>
          </text:list>
        </text:list-item>
      </text:list>
      <text:p text:style-name="GOST_20_Main_20_Body"/>
      <text:list xml:id="list182037412206019" text:continue-numbering="true" text:style-name="GOST_20_TR_20_main_20_body">
        <text:list-item>
          <text:h text:style-name="P75" text:outline-level="1"><text:bookmark-start text:name="__RefHeading___Toc1010_1566413351"/>Требования к обеспечению.<text:bookmark-end text:name="__RefHeading___Toc1010_1566413351"/></text:h>
          <text:list>
            <text:list-item>
              <text:p text:style-name="P52">Требования к нормативно-техническому обеспечению<text:span text:style-name="T29">.</text:span></text:p>
              <text:list>
                <text:list-item>
                  <text:p text:style-name="P53">Для разработки проекта должна быть использована система контроля версий.</text:p>
                </text:list-item>
              </text:list>
            </text:list-item>
            <text:list-item>
              <text:p text:style-name="P52">Требования к метрологическому обеспечению<text:span text:style-name="T36"> не предоставляются.</text:span></text:p>
            </text:list-item>
            <text:list-item>
              <text:p text:style-name="P52">Требования к диагностическому обеспечению<text:span text:style-name="T36"> не предоставляются</text:span>.</text:p>
            </text:list-item>
            <text:list-item>
              <text:p text:style-name="P54">Требования к математическому, программному и информационно-лингвистическому обеспечению<text:span text:style-name="T36"> не предоставляются</text:span>.</text:p>
            </text:list-item>
          </text:list>
        </text:list-item>
      </text:list>
      <text:p text:style-name="GOST_20_Main_20_Body"/>
      <text:list xml:id="list182038663700298" text:continue-numbering="true" text:style-name="GOST_20_TR_20_main_20_body">
        <text:list-item>
          <text:h text:style-name="P76" text:outline-level="1"><text:bookmark-start text:name="__RefHeading___Toc1016_1566413351"/>Требования к учебно-<text:span text:style-name="T22">тренировочным</text:span> средствам.<text:bookmark-end text:name="__RefHeading___Toc1016_1566413351"/></text:h>
          <text:list>
            <text:list-item>
              <text:p text:style-name="P55">При разработке системы требуется создание автономных стендов для отработки отдельных узлов там, где это возможно.</text:p>
            </text:list-item>
          </text:list>
        </text:list-item>
      </text:list>
      <text:p text:style-name="GOST_20_Main_20_Body"/>
      <text:list xml:id="list182037542716669" text:continue-numbering="true" text:style-name="GOST_20_TR_20_main_20_body">
        <text:list-item>
          <text:h text:style-name="P78" text:outline-level="1"><text:bookmark-start text:name="__RefHeading___Toc3524_4294578340"/>Непредоставляемые требования.<text:bookmark-end text:name="__RefHeading___Toc3524_4294578340"/></text:h>
          <text:list>
            <text:list-item>
              <text:p text:style-name="P38">Требования к каталогизации.</text:p>
            </text:list-item>
            <text:list-item>
              <text:p text:style-name="P38">Требования к сырью, материалам и КИМП<text:span text:style-name="T38">.</text:span></text:p>
            </text:list-item>
            <text:list-item>
              <text:p text:style-name="P38">Специальные требования.</text:p>
            </text:list-item>
            <text:list-item>
              <text:p text:style-name="P36"><text:bookmark-start text:name="__RefHeading___Toc3526_4294578340"/>Требования к консервации, упаковке и маркировке<text:span text:style-name="T42">.</text:span><text:bookmark-end text:name="__RefHeading___Toc3526_4294578340"/></text:p>
            </text:list-item>
          </text:list>
        </text:list-item>
        <text:list-item>
          <text:h text:style-name="P75" text:outline-level="1"><text:bookmark-start text:name="__RefHeading___Toc1020_1566413351"/>Этапы выполнения ОКР<text:bookmark-end text:name="__RefHeading___Toc1020_1566413351"/></text:h>
          <text:list>
            <text:list-item>
              <text:p text:style-name="P56"><text:span text:style-name="T28">Выполнение ОКР разделено на несколько этапов согласно таблице </text:span><text:span text:style-name="T28"><text:sequence-ref text:reference-format="value" text:ref-name="reftable_id1">2</text:sequence-ref></text:span><text:span text:style-name="T28">. Подобное разделение основано на регламенте регламенте чемпионата "воздушно-инженерная школа CanSat в России" [2].</text:span></text:p>
            </text:list-item>
          </text:list>
        </text:list-item>
      </text:list>
      <text:p text:style-name="P29">Таблица <text:sequence text:ref-name="reftable_id1" text:name="table_id" text:formula="ooow:table_id+1" style:num-format="1">2</text:sequence><text:span text:style-name="T1">. Этапы выполнения ОКР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2">№</text:p>
          </table:table-cell>
          <table:table-cell table:style-name="Table3.A1" office:value-type="string">
            <text:p text:style-name="P22">Наименования этапа</text:p>
          </table:table-cell>
          <table:table-cell table:style-name="Table3.C1" office:value-type="string">
            <text:p text:style-name="P22">Срок окончания</text:p>
          </table:table-cell>
        </table:table-row>
        <table:table-row>
          <table:table-cell table:style-name="Table3.A2" office:value-type="string">
            <text:p text:style-name="P22">1</text:p>
          </table:table-cell>
          <table:table-cell table:style-name="Table3.A2" office:value-type="string">
            <text:p text:style-name="P22">Разработка эскизного проекта</text:p>
          </table:table-cell>
          <table:table-cell table:style-name="Table3.C2" office:value-type="string">
            <text:p text:style-name="P22">Январь 20<text:span text:style-name="T62">21</text:span></text:p>
          </table:table-cell>
        </table:table-row>
        <table:table-row>
          <table:table-cell table:style-name="Table3.A2" office:value-type="string">
            <text:p text:style-name="P22">2</text:p>
          </table:table-cell>
          <table:table-cell table:style-name="Table3.A2" office:value-type="string">
            <text:p text:style-name="P22">Разработка рабочего проекта</text:p>
          </table:table-cell>
          <table:table-cell table:style-name="Table3.C2" office:value-type="string">
            <text:p text:style-name="P22">Март 20<text:span text:style-name="T62">21</text:span></text:p>
          </table:table-cell>
        </table:table-row>
        <table:table-row>
          <table:table-cell table:style-name="Table3.A2" office:value-type="string">
            <text:p text:style-name="P22">3</text:p>
          </table:table-cell>
          <table:table-cell table:style-name="Table3.A2" office:value-type="string">
            <text:p text:style-name="P22">Изготовление и проведение контрольных испытаний всех элементов разрабатываемой системы</text:p>
          </table:table-cell>
          <table:table-cell table:style-name="Table3.C2" office:value-type="string">
            <text:p text:style-name="P22">Июнь 20<text:span text:style-name="T62">21</text:span></text:p>
          </table:table-cell>
        </table:table-row>
      </table:table>
      <text:p text:style-name="GOST_20_Main_20_Body"/>
      <text:list xml:id="list182038337658405" text:continue-numbering="true" text:style-name="GOST_20_TR_20_main_20_body">
        <text:list-item>
          <text:h text:style-name="P75" text:outline-level="1"><text:bookmark-start text:name="__RefHeading___Toc1022_1566413351"/>Порядок выполнения этапов и приёмки ОКР.<text:bookmark-end text:name="__RefHeading___Toc1022_1566413351"/></text:h>
          <text:list>
            <text:list-item>
              <text:p text:style-name="P57">Для закрытия этапа эскизного проектирования, требуется выполнение следующих требований:</text:p>
              <text:list>
                <text:list-item>
                  <text:p text:style-name="P58">Должны быть разработаны трёхмерные модели элементов конструкции стратосферного зонда;</text:p>
                </text:list-item>
                <text:list-item>
                  <text:p text:style-name="P59"><text:span text:style-name="T32">Должна быть разработана </text:span>принципиальн<text:span text:style-name="T32">ая </text:span>электрическ<text:span text:style-name="T31">ой </text:span>схема аппарата<text:span text:style-name="T30">;</text:span></text:p>
                </text:list-item>
                <text:list-item>
                  <text:p text:style-name="P60"><text:span text:style-name="T33">Должна быть создана </text:span>презентаци<text:span text:style-name="T33">я</text:span> для устного доклада <text:span text:style-name="T44">комиссии.</text:span></text:p>
                </text:list-item>
                <text:list-item>
                  <text:p text:style-name="P61">Презентация должна включать:</text:p>
                </text:list-item>
              </text:list>
            </text:list-item>
          </text:list>
        </text:list-item>
      </text:list>
      <text:list xml:id="list182038883540833" text:continue-list="list182038050689981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2">описание научной задачи;</text:p>
                    </text:list-item>
                    <text:list-item>
                      <text:p text:style-name="P62">описание технической задачи;</text:p>
                    </text:list-item>
                  </text:list>
                </text:list-item>
              </text:list>
            </text:list-item>
          </text:list>
        </text:list-item>
      </text:list>
      <text:list xml:id="list182038475026280" text:continue-list="list182038337658405" text:style-name="GOST_20_TR_20_main_20_body">
        <text:list-item>
          <text:list>
            <text:list-item>
              <text:p text:style-name="P63">Для закрытия этапа рабочего проекта должны быть выполнены следующие требования:</text:p>
              <text:list>
                <text:list-item>
                  <text:p text:style-name="P64">Система должна быть полностью спроектирована с выпуском следующих документов:</text:p>
                </text:list-item>
              </text:list>
            </text:list-item>
          </text:list>
        </text:list-item>
      </text:list>
      <text:list xml:id="list182038578197601" text:continue-list="list182038883540833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5">Комплект чертежей конструкции системы (допустимо использование точных трёхмерных моделей);</text:p>
                    </text:list-item>
                    <text:list-item>
                      <text:p text:style-name="P65">Электрические принципиальные схемы и шаблоны для производства печатных плат, используемых в системе.</text:p>
                    </text:list-item>
                  </text:list>
                </text:list-item>
              </text:list>
            </text:list-item>
          </text:list>
        </text:list-item>
      </text:list>
      <text:list xml:id="list182037846987595" text:continue-list="list182038475026280" text:style-name="GOST_20_TR_20_main_20_body">
        <text:list-item>
          <text:list>
            <text:list-item>
              <text:list>
                <text:list-item>
                  <text:p text:style-name="P64">Должна быть выпущена альфа версия программного обеспечения<text:span text:style-name="T35"> всех составных частей</text:span> системы.</text:p>
                </text:list-item>
                <text:list-item>
                  <text:p text:style-name="P64">Должны быть проведены <text:span text:style-name="T34">автономные </text:span>испытания элементов <text:span text:style-name="T34">разрабатываемой </text:span>системы.</text:p>
                </text:list-item>
              </text:list>
            </text:list-item>
            <text:list-item>
              <text:p text:style-name="P66">На финальный этап конкурса команда должна предоставить готовую к эксплуатации систему и принять участие в финале конкурса Воздушно-инженерная школа CanSat в России.</text:p>
            </text:list-item>
          </text:list>
        </text:list-item>
        <text:list-item>
          <text:h text:style-name="P74" text:outline-level="1"><text:bookmark-start text:name="__RefHeading___Toc1024_1566413351"/>Ссылочные документы<text:bookmark-end text:name="__RefHeading___Toc1024_1566413351"/></text:h>
        </text:list-item>
      </text:list>
      <text:list xml:id="list182038470453880" text:continue-list="list182038578197601" text:style-name="GOST_20_TR_20_bullets">
        <text:list-item>
          <text:list>
            <text:list-item>
              <text:list>
                <text:list-item>
                  <text:p text:style-name="P31">ГОСТ Р 55996- 2014</text:p>
                </text:list-item>
                <text:list-item>
                  <text:p text:style-name="P32">Положения конкурса<text:span text:style-name="T55"> </text:span><text:span text:style-name="T56">"</text:span><text:span text:style-name="T57">В</text:span><text:span text:style-name="T55">оздушно-инженерная школа </text:span><text:span text:style-name="T57">(</text:span><text:span text:style-name="T55">CanSat в России</text:span><text:span text:style-name="T57">)</text:span><text:span text:style-name="T56">"</text:span><text:span text:style-name="T55"> 2019-202</text:span><text:span text:style-name="T58">0</text:span><text:span text:style-name="T55"> от </text:span><text:span text:style-name="T57">0</text:span><text:span text:style-name="T59">7.</text:span><text:span text:style-name="T57">0</text:span><text:span text:style-name="T59">1.202</text:span><text:span text:style-name="T57">0</text:span><text:span text:style-name="T59">.</text:span></text:p>
                </text:list-item>
              </text:list>
            </text:list-item>
          </text:list>
        </text:list-item>
      </text:list>
      <text:p text:style-name="P17"/>
      <text:list xml:id="list182038047093417" text:continue-list="list182037846987595" text:style-name="GOST_20_TR_20_main_20_body">
        <text:list-item>
          <text:h text:style-name="P77" text:outline-level="1"><text:bookmark-start text:name="__RefHeading___Toc1026_1566413351"/>Перечень сокращений:<text:bookmark-end text:name="__RefHeading___Toc1026_1566413351"/></text:h>
        </text:list-item>
      </text:list>
      <text:list xml:id="list182037777032684" text:continue-list="list182038470453880" text:style-name="GOST_20_TR_20_bullets">
        <text:list-item>
          <text:list>
            <text:list-item>
              <text:list>
                <text:list-item>
                  <text:p text:style-name="P35">КИМП —<text:span text:style-name="T45"> комплектующие изделия межотраслевого применения;</text:span></text:p>
                </text:list-item>
                <text:list-item>
                  <text:p text:style-name="P33">НИП - наземный измерительный пункт<text:span text:style-name="T37">;</text:span></text:p>
                </text:list-item>
                <text:list-item>
                  <text:p text:style-name="P34">ОКР - опытно конструкторская работа.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4">Со стороны исполнителей</text:p>
          </table:table-cell>
          <table:table-cell table:style-name="Table2.A1" office:value-type="string">
            <text:p text:style-name="P24">Со стороны заказчика</text:p>
          </table:table-cell>
        </table:table-row>
        <table:table-row>
          <table:table-cell table:style-name="Table2.A1" office:value-type="string">
            <text:p text:style-name="P16">______________________________________</text:p>
            <text:p text:style-name="P25">должность, головной исполнитель ОКР</text:p>
          </table:table-cell>
          <table:table-cell table:style-name="Table2.A1" office:value-type="string">
            <text:p text:style-name="P16">______________________________________</text:p>
            <text:p text:style-name="P26"><text:s/><text:span text:style-name="T26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6">______________________________________</text:p>
            <text:p text:style-name="P25">подпись, инициалы, фамилия</text:p>
          </table:table-cell>
          <table:table-cell table:style-name="Table2.A1" office:value-type="string">
            <text:p text:style-name="P9">_________________________________</text:p>
            <text:p text:style-name="P25">подпись, инициалы, фамилия</text:p>
          </table:table-cell>
        </table:table-row>
        <table:table-row>
          <table:table-cell table:style-name="Table2.A1" office:value-type="string">
            <text:p text:style-name="P12">«___»____________________ 20___г.</text:p>
          </table:table-cell>
          <table:table-cell table:style-name="Table2.A1" office:value-type="string">
            <text:p text:style-name="P12">«___»____________________ 20___г.</text:p>
          </table:table-cell>
        </table:table-row>
        <table:table-row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>
          <table:table-cell table:style-name="Table2.A1" office:value-type="string">
            <text:p text:style-name="P16">______________________________________</text:p>
            <text:p text:style-name="P25">должность, головной исполнитель ОКР</text:p>
          </table:table-cell>
          <table:table-cell table:style-name="Table2.A1" office:value-type="string">
            <text:p text:style-name="P16">______________________________________</text:p>
            <text:p text:style-name="P26"><text:s/><text:span text:style-name="T26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6">______________________________________</text:p>
            <text:p text:style-name="P25">подпись, инициалы, фамилия</text:p>
          </table:table-cell>
          <table:table-cell table:style-name="Table2.A1" office:value-type="string">
            <text:p text:style-name="P9">_________________________________</text:p>
            <text:p text:style-name="P25">подпись, инициалы, фамилия</text:p>
          </table:table-cell>
        </table:table-row>
        <table:table-row>
          <table:table-cell table:style-name="Table2.A1" office:value-type="string">
            <text:p text:style-name="P12">«___»____________________ 20___г.</text:p>
          </table:table-cell>
          <table:table-cell table:style-name="Table2.A1" office:value-type="string">
            <text:p text:style-name="P12">«___»____________________ 20___г.</text:p>
          </table:table-cell>
        </table:table-row>
        <table:table-row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>
          <table:table-cell table:style-name="Table2.A1" office:value-type="string">
            <text:p text:style-name="P16">______________________________________</text:p>
            <text:p text:style-name="P25">должность, головной исполнитель ОКР</text:p>
          </table:table-cell>
          <table:table-cell table:style-name="Table2.A1" office:value-type="string">
            <text:p text:style-name="P16">______________________________________</text:p>
            <text:p text:style-name="P26"><text:s/><text:span text:style-name="T26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6">______________________________________</text:p>
            <text:p text:style-name="P25">подпись, инициалы, фамилия</text:p>
          </table:table-cell>
          <table:table-cell table:style-name="Table2.A1" office:value-type="string">
            <text:p text:style-name="P9">_________________________________</text:p>
            <text:p text:style-name="P25">подпись, инициалы, фамилия</text:p>
          </table:table-cell>
        </table:table-row>
        <table:table-row>
          <table:table-cell table:style-name="Table2.A1" office:value-type="string">
            <text:p text:style-name="P12">«___»____________________ 20___г.</text:p>
          </table:table-cell>
          <table:table-cell table:style-name="Table2.A1" office:value-type="string">
            <text:p text:style-name="P12">«___»____________________ 20___г.</text:p>
          </table:table-cell>
        </table:table-row>
        <table:table-row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>
          <table:table-cell table:style-name="Table2.A1" office:value-type="string">
            <text:p text:style-name="P16">______________________________________</text:p>
            <text:p text:style-name="P25">должность, головной исполнитель ОКР</text:p>
          </table:table-cell>
          <table:table-cell table:style-name="Table2.A1" office:value-type="string">
            <text:p text:style-name="P16">______________________________________</text:p>
            <text:p text:style-name="P26"><text:s/><text:span text:style-name="T26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6">______________________________________</text:p>
            <text:p text:style-name="P25">подпись, инициалы, фамилия</text:p>
          </table:table-cell>
          <table:table-cell table:style-name="Table2.A1" office:value-type="string">
            <text:p text:style-name="P9">_________________________________</text:p>
            <text:p text:style-name="P25">подпись, инициалы, фамилия</text:p>
          </table:table-cell>
        </table:table-row>
        <table:table-row>
          <table:table-cell table:style-name="Table2.A1" office:value-type="string">
            <text:p text:style-name="P12">«___»____________________ 20___г.</text:p>
          </table:table-cell>
          <table:table-cell table:style-name="Table2.A1" office:value-type="string">
            <text:p text:style-name="P12">«___»____________________ 20___г.</text:p>
          </table:table-cell>
        </table:table-row>
        <table:table-row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1" svg:font-family="'DejaVu Serif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GOST_20_Main_20_Body" style:display-name="GOST Main Body" style:family="paragraph" style:parent-style-name="Text_20_body" style:master-page-name="">
      <style:paragraph-properties fo:text-align="justify" style:justify-single-word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GOST_20_TR_20_Heading_20_1" style:display-name="GOST TR Heading 1" style:family="paragraph" style:parent-style-name="Heading" style:default-outline-level="1" style:list-style-name="GOST_20_TR_20_main_20_body"/>
    <style:style style:name="GOST_20_TR_20_Heading_20_2" style:display-name="GOST TR Heading 2" style:family="paragraph" style:parent-style-name="Heading" style:default-outline-level="2" style:list-style-name="GOST_20_TR_20_main_20_body"/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GOST_20_TR_20_main_20_body" style:display-name="GOST TR main body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GOST_20_TR_20_bullets" style:display-name="GOST TR bullets" text:consecutive-numbering="true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силий  </meta:initial-creator>
    <meta:creation-date>2018-11-18T16:32:26.807826699</meta:creation-date>
    <dc:date>2020-12-26T18:12:40.987020836</dc:date>
    <meta:editing-duration>PT15H48M54S</meta:editing-duration>
    <meta:editing-cycles>197</meta:editing-cycles>
    <meta:generator>LibreOffice/6.1.5.2$Linux_X86_64 LibreOffice_project/10$Build-2</meta:generator>
    <meta:document-statistic meta:table-count="4" meta:image-count="0" meta:object-count="0" meta:page-count="17" meta:paragraph-count="209" meta:word-count="1222" meta:character-count="10633" meta:non-whitespace-character-count="9535"/>
  </office:meta>
</office:document-meta>
</file>